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d6f" officeooo:paragraph-rsid="00096d6f"/>
    </style:style>
    <style:style style:name="P2" style:family="paragraph" style:parent-style-name="Standard">
      <style:text-properties officeooo:rsid="000b02ac" officeooo:paragraph-rsid="000b02a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02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aps</text:p>
      <text:p text:style-name="P1"/>
      <text:p text:style-name="P1">Treaps är en form av binärt sökträd. Den använder sig av en prioriterings fält för noderna och trädet sorteras som en heap i fallande ordning; roten har lägsta prioritet och löven, som består av sentineller med null data, har en prioritet på <text:span text:style-name="T1">infinity</text:span>. Prioriteringen bestäms slumpmässigt.</text:p>
      <text:p text:style-name="P1"/>
      <text:p text:style-name="P1">Precis som ett vanligt binär sökträd har noderna i en treap två barn, <text:span text:style-name="T1">left</text:span> och <text:span text:style-name="T1">right</text:span>. <text:span text:style-name="T2">Vid insättning av en node placeas den först som ett löv. Sedan roteras den upp beroende på dess prioritetsvärde, alltså den flyttas upp i trädet tills den hamnar i rätt prioritets ordning, precis som med heaps.</text:span></text:p>
      <text:p text:style-name="P1"/>
      <text:p text:style-name="P2">När man vill ta bort en nod sätts dess prioritetsvärde till <text:span text:style-name="T1">infinity</text:span>, sedan roteras den ner så att den blir en löv och tas bor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3:54:29.492000000</meta:creation-date>
    <dc:date>2015-03-06T14:20:41.121000000</dc:date>
    <meta:editing-duration>PT10M51S</meta:editing-duration>
    <meta:editing-cycles>1</meta:editing-cycles>
    <meta:document-statistic meta:table-count="0" meta:image-count="0" meta:object-count="0" meta:page-count="1" meta:paragraph-count="4" meta:word-count="124" meta:character-count="718" meta:non-whitespace-character-count="598"/>
    <meta:generator>LibreOffice/4.3.5.2$Windows_x86 LibreOffice_project/3a87456aaa6a95c63eea1c1b3201acedf0751bd5</meta:generator>
  </office:meta>
</office:document-meta>
</file>